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781" officeooo:paragraph-rsid="000307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3f7e8" officeooo:paragraph-rsid="00030781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05c76d" officeooo:paragraph-rsid="0005c76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f7e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Corrections to Thesis</text:p>
      <text:p text:style-name="P1"/>
      <text:p text:style-name="P2"/>
      <text:list xml:id="list614327823" text:style-name="L1">
        <text:list-item>
          <text:p text:style-name="P3">Checked capitalisation in section references.</text:p>
        </text:list-item>
        <text:list-item>
          <text:p text:style-name="P9">Clarified the definition of lattices by defining them using tensor products and stating a lemma for the free modules characterisation. Added a couple of lemmas about ‘lattice sandwiches’ and sums and intersections of lattices. Updated the informal definition of lattices in Section 1.2.</text:p>
        </text:list-item>
        <text:list-item>
          <text:p text:style-name="P3">Defined the notation for transpose of infinite periodic matrices and changed the notation for transpose involution from $S$ to $\mathfrak{S}$.</text:p>
        </text:list-item>
        <text:list-item>
          <text:p text:style-name="P3">Made the notation $g_{A,B,C}$ for structure polynomials in the affine q-Schur algebra consistent.</text:p>
        </text:list-item>
        <text:list-item>
          <text:p text:style-name="P3">Clarified the narrative on shifting in Section 3.1.5. ‘To the right’ is correct but I have made it clearer and added an example.</text:p>
        </text:list-item>
        <text:list-item>
          <text:p text:style-name="P3">Gave examples of initial, final and internal vertices in the quiver and pointed out that sincere implies internal for all $i$.</text:p>
        </text:list-item>
        <text:list-item>
          <text:p text:style-name="P3">Gave examples of standard paths and the standard path for a matrix.</text:p>
        </text:list-item>
        <text:list-item>
          <text:p text:style-name="P3">Used ‘eqref’ instead of ‘ref’ to reference equations.</text:p>
        </text:list-item>
        <text:list-item>
          <text:p text:style-name="P3">Replaced ‘space’ with ‘set’ where there is no obvious topology.</text:p>
        </text:list-item>
        <text:list-item>
          <text:p text:style-name="P3">Removed any mention of $\Lambda_1^{A,B}$ and instead said exactly what the set is.</text:p>
        </text:list-item>
        <text:list-item>
          <text:p text:style-name="P3">Added references to Corollary 4.5.3 which states that the generic orbit is the maximum with respect to the hook order.</text:p>
        </text:list-item>
        <text:list-item>
          <text:p text:style-name="P3">Clarified that the direct sum decomposition used to construct a pair of flags corresponding to a matrix can be fairly arbitrary.</text:p>
        </text:list-item>
      </text:list>
      <text:p text:style-name="P2"/>
      <text:p text:style-name="P2"/>
      <text:p text:style-name="P2">Corrections to complete:</text:p>
      <text:p text:style-name="P8"><text:span text:style-name="T2"/></text:p>
      <text:list xml:id="list62741072" text:style-name="L2">
        <text:list-item>
          <text:p text:style-name="P5">Mention the general result that the image of a locally closed set under a morphism of varieties is constructible. Lemma 4.4.5</text:p>
        </text:list-item>
        <text:list-item>
          <text:p text:style-name="P5">Lemma 4.2.6. Improve the proof that the image of G_L in GL(V) is a connected algebraic group.</text:p>
        </text:list-item>
        <text:list-item>
          <text:p text:style-name="P5">Lemma 4.2.2. Correct W to U and clarify that continuity of rho is used.</text:p>
        </text:list-item>
      </text:list>
      <text:p text:style-name="P6"/>
      <text:p text:style-name="P6">Additional examples:</text:p>
      <text:p text:style-name="P6"/>
      <text:list xml:id="list2426887500" text:style-name="L3">
        <text:list-item>
          <text:p text:style-name="P7">Add diagrams of the quiver for the cases n=3,r=1,2,(3).</text:p>
        </text:list-item>
        <text:list-item>
          <text:p text:style-name="P7">Example of extending a standard path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22:21.465806850</meta:creation-date>
    <dc:date>2021-03-28T16:12:54.579962446</dc:date>
    <meta:editing-duration>PT9M22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20" meta:word-count="303" meta:character-count="1806" meta:non-whitespace-character-count="1540"/>
  </office:meta>
</office:document-meta>
</file>